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703f" officeooo:paragraph-rsid="0017703f"/>
    </style:style>
    <style:style style:name="P2" style:family="paragraph" style:parent-style-name="Standard">
      <style:text-properties fo:font-style="normal" fo:font-weight="normal" officeooo:rsid="0017703f" officeooo:paragraph-rsid="0017703f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paragraph-rsid="0017703f" style:font-style-asian="normal" style:font-weight-asian="normal" style:font-style-complex="normal" style:font-weight-complex="normal"/>
    </style:style>
    <style:style style:name="T1" style:family="text">
      <style:text-properties officeooo:rsid="0017703f"/>
    </style:style>
    <style:style style:name="T2" style:family="text">
      <style:text-properties fo:font-style="italic"/>
    </style:style>
    <style:style style:name="T3" style:family="text">
      <style:text-properties fo:font-style="italic" fo:font-weight="bold"/>
    </style:style>
    <style:style style:name="T4" style:family="text">
      <style:text-properties fo:font-style="italic" fo:font-weight="bold" officeooo:rsid="0017703f"/>
    </style:style>
    <style:style style:name="T5" style:family="text">
      <style:text-properties fo:font-style="italic" officeooo:rsid="0017703f"/>
    </style:style>
    <style:style style:name="T6" style:family="text">
      <style:text-properties officeooo:rsid="001958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n Content Communities <text:span text:style-name="T6">(Reagle, 2010)</text:span></text:p>
      <text:p text:style-name="P2"/>
      <text:p text:style-name="P2">Contenuti aperti</text:p>
      <text:p text:style-name="P2">Trasparenza</text:p>
      <text:p text:style-name="P2">Integrità</text:p>
      <text:p text:style-name="P2">Nondiscriminazione</text:p>
      <text:p text:style-name="P2">Noninterferenza</text:p>
      <text:p text:style-name="P2"/>
      <text:p text:style-name="P2"/>
      <text:p text:style-name="P2"/>
      <text:p text:style-name="P2"/>
      <text:p text:style-name="P2"/>
      <text:p text:style-name="P3"><text:span text:style-name="T1">Joseph M. Reagle Jr., 2010, </text:span>Good Faith Collaboration: The Culture of Wikipedi<text:span text:style-name="T1">a, MIT Press, Cambridge, MA.</text:span></text:p>
      <text:p text:style-name="P3"/>
      <text:p text:style-name="P3"><text:a xlink:type="simple" xlink:href="https://mitpress.mit.edu/books/good-faith-collaboration" text:style-name="Internet_20_link" text:visited-style-name="Visited_20_Internet_20_Link"><text:span text:style-name="T1">https://mitpress.mit.edu/books/good-faith-collaboration</text:span>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3:07:17.757899002</meta:creation-date>
    <dc:date>2019-10-10T13:47:02.345936329</dc:date>
    <meta:editing-duration>PT39M4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28" meta:character-count="268" meta:non-whitespace-character-count="248"/>
  </office:meta>
</office:document-meta>
</file>